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normal">
      <style:text-properties fo:font-size="14pt" style:text-underline-style="solid" style:text-underline-width="auto" style:text-underline-color="font-color" style:font-size-asian="14pt" style:font-size-complex="14pt"/>
    </style:style>
    <style:style style:name="P2" style:family="paragraph" style:parent-style-name="normal">
      <style:text-properties fo:font-size="14pt" style:font-size-asian="14pt" style:font-size-complex="14pt"/>
    </style:style>
    <style:style style:name="P3" style:family="paragraph" style:parent-style-name="normal">
      <style:text-properties fo:font-size="15pt" style:font-size-asian="15pt" style:font-size-complex="15pt"/>
    </style:style>
    <style:style style:name="P4" style:family="paragraph" style:parent-style-name="normal">
      <style:text-properties fo:font-size="15pt" style:text-underline-style="solid" style:text-underline-width="auto" style:text-underline-color="font-color" style:font-size-asian="15pt" style:font-size-complex="15pt"/>
    </style:style>
    <style:style style:name="P5" style:family="paragraph" style:parent-style-name="normal">
      <style:text-properties fo:font-size="15pt" style:text-underline-style="solid" style:text-underline-width="auto" style:text-underline-color="font-color" fo:font-weight="bold" style:font-size-asian="15pt" style:font-weight-asian="bold" style:font-size-complex="15pt"/>
    </style:style>
    <style:style style:name="P6" style:family="paragraph" style:parent-style-name="normal">
      <style:text-properties fo:font-size="15pt" fo:font-style="italic" style:font-size-asian="15pt" style:font-style-asian="italic" style:font-size-complex="15pt"/>
    </style:style>
    <style:style style:name="P7" style:family="paragraph" style:parent-style-name="normal">
      <style:text-properties fo:font-size="15pt" fo:font-style="italic" fo:font-weight="bold" style:font-size-asian="15pt" style:font-style-asian="italic" style:font-weight-asian="bold" style:font-size-complex="15pt"/>
    </style:style>
    <style:style style:name="P8" style:family="paragraph" style:parent-style-name="normal">
      <style:text-properties fo:font-size="15pt" fo:font-weight="bold" style:font-size-asian="15pt" style:font-weight-asian="bold" style:font-size-complex="15pt"/>
    </style:style>
    <style:style style:name="P9" style:family="paragraph" style:parent-style-name="normal">
      <style:text-properties officeooo:paragraph-rsid="001d6792"/>
    </style:style>
    <style:style style:name="P10" style:family="paragraph" style:parent-style-name="normal" style:list-style-name="WWNum1">
      <style:paragraph-properties fo:margin-left="1.27cm" fo:margin-right="0cm" fo:text-indent="-0.635cm" style:auto-text-indent="false"/>
    </style:style>
    <style:style style:name="P11" style:family="paragraph" style:parent-style-name="normal" style:list-style-name="WWNum2">
      <style:paragraph-properties fo:margin-left="1.27cm" fo:margin-right="0cm" fo:text-indent="-0.635cm" style:auto-text-indent="false"/>
    </style:style>
    <style:style style:name="P12" style:family="paragraph" style:parent-style-name="normal" style:list-style-name="WWNum3">
      <style:paragraph-properties fo:margin-left="1.27cm" fo:margin-right="0cm" fo:text-indent="-0.635cm" style:auto-text-indent="false"/>
    </style:style>
    <style:style style:name="P13" style:family="paragraph" style:parent-style-name="normal" style:list-style-name="WWNum4">
      <style:paragraph-properties fo:margin-left="1.27cm" fo:margin-right="0cm" fo:text-indent="-0.635cm" style:auto-text-indent="false"/>
    </style:style>
    <style:style style:name="P14" style:family="paragraph" style:parent-style-name="normal" style:list-style-name="WWNum5">
      <style:paragraph-properties fo:margin-left="1.27cm" fo:margin-right="0cm" fo:text-indent="-0.635cm" style:auto-text-indent="false"/>
    </style:style>
    <style:style style:name="P15" style:family="paragraph" style:parent-style-name="normal">
      <style:paragraph-properties fo:margin-left="1.27cm" fo:margin-right="0cm" fo:text-indent="0cm" style:auto-text-indent="false"/>
    </style:style>
    <style:style style:name="P16" style:family="paragraph" style:parent-style-name="normal">
      <style:paragraph-properties fo:margin-left="1.27cm" fo:margin-right="0cm" fo:text-indent="0cm" style:auto-text-indent="false"/>
      <style:text-properties fo:font-size="14pt" fo:font-style="italic" style:font-size-asian="14pt" style:font-style-asian="italic" style:font-size-complex="14pt"/>
    </style:style>
    <style:style style:name="P17" style:family="paragraph" style:parent-style-name="normal" style:master-page-name="Standard">
      <style:paragraph-properties style:page-number="1"/>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style="italic" style:font-size-asian="14pt" style:font-style-asian="italic" style:font-size-complex="14pt"/>
    </style:style>
    <style:style style:name="T5" style:family="text">
      <style:text-properties fo:font-size="14pt" style:font-size-asian="14pt" style:font-size-complex="14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bold" style:font-size-asian="15pt" style:font-weight-asian="bold" style:font-size-complex="15pt"/>
    </style:style>
    <style:style style:name="T8" style:family="text">
      <style:text-properties fo:font-size="15pt" fo:font-weight="bold" style:font-size-asian="15pt" style:font-weight-asian="bold" style:font-size-complex="15pt"/>
    </style:style>
    <style:style style:name="T9"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style>
    <style:style style:name="T10" style:family="text">
      <style:text-properties fo:font-size="15pt" fo:font-style="italic" fo:font-weight="bold" style:font-size-asian="15pt" style:font-style-asian="italic" style:font-weight-asian="bold" style:font-size-complex="15pt"/>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color="#1155cc" loext:opacity="100%" fo:font-size="15pt" style:text-underline-style="solid" style:text-underline-width="auto" style:text-underline-color="font-color"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M2mobi Sysadmin Assignment Response - George Sims</text:span></text:p>
      <text:p text:style-name="P1"/>
      <text:p text:style-name="normal"><text:span text:style-name="T2">Choice of extensions</text:span></text:p>
      <text:p text:style-name="P1"/>
      <text:list xml:id="list2482065846" text:style-name="WWNum1">
        <text:list-item>
          <text:p text:style-name="P10"><text:span text:style-name="T3">memcache</text:span></text:p>
        </text:list-item>
      </text:list>
      <text:p text:style-name="P15"><text:span text:style-name="T4">A cache is important to use when creating a dynamic web application with high traffic to alleviate database load. It serves as a middle ground between the application server and the database to store content, usually regularly used content. memcache offers high-performance and distributed memory object cacheing.</text:span></text:p>
      <text:list xml:id="list1262443415" text:style-name="WWNum2">
        <text:list-item>
          <text:p text:style-name="P11"><text:span text:style-name="T3">OAuth</text:span></text:p>
        </text:list-item>
      </text:list>
      <text:p text:style-name="P15"><text:span text:style-name="T4">It is common when building an application containing logins to authorize the user with an external API. Using OAuth allows users to connect to these without the developer needing to pass security credentials over the network. An example could be logging in via Google, or allowing the application to store data in that user’s Google Drive.</text:span></text:p>
      <text:list xml:id="list3538022541" text:style-name="WWNum3">
        <text:list-item>
          <text:p text:style-name="P12"><text:span text:style-name="T3">SeasLog</text:span></text:p>
        </text:list-item>
      </text:list>
      <text:p text:style-name="P15"><text:span text:style-name="T4">Being able to write effective and meaningful logs allows developers to give as much information as possible about anything regarding the application, either to other developers during design and testing phases or to users during production (i.e error messages). SeasLog offers an extensive interface, allowing templates or performance automatic logging.</text:span></text:p>
      <text:list xml:id="list2146609318" text:style-name="WWNum4">
        <text:list-item>
          <text:p text:style-name="P13"><text:span text:style-name="T3">swoole</text:span></text:p>
        </text:list-item>
      </text:list>
      <text:p text:style-name="P15"><text:span text:style-name="T4">Having a high performance networking engine allows developers to write multithreaded code to handle incoming requests more efficiently and effectively. Swoole in particular is event-driven and non-blocking, which is very important performance-wise in the world of multithreaded development. This library also comes with a mysql and redis client.</text:span></text:p>
      <text:p text:style-name="P16"/>
      <text:p text:style-name="P15"><text:span text:style-name="T5">Together these extensions can be used (in conjunction with other services) to create a high performance, scalable web application. The choices mix functionality and performance. Nginx and mysql </text:span><text:soft-page-break/><text:span text:style-name="T5">extensions were not chosen here as they are included in the std libraries of the PHP source download.</text:span></text:p>
      <text:p text:style-name="P3"/>
      <text:p text:style-name="normal"><text:span text:style-name="T6">Methodology</text:span></text:p>
      <text:p text:style-name="P4"/>
      <text:p text:style-name="normal"><text:span text:style-name="T5">I began by extracting the requirements and important information from the brief, before turning them into a todo list with priorities. I started with the needed research before writing any code, including installing PHP from source alongside another, how to use and modify a PEAR/PECL installer, and how to install without PEAR (from source). Using a CentOS8 virtual machine I tested my commands step by step without a script, to iron out any specifics. Once I knew they worked together, I created a script from them. This script was not optimized, it was a minimal viable product, once at this stage I could then think about modifications and using functions etc. As it was a long script, it was tested incrementally, i.e a chunk of the script runs, the state is stored, then run the next chunk, and so on.</text:span></text:p>
      <text:p text:style-name="normal"><text:span text:style-name="T5"><text:tab/>After my research on the first script I saw how to test the install correctly, after finding out where the configuration files were located and the tests/ folder. I then updated my first script to store information that my second script could check. Using the same process as the first script, I tested and got a minimal working script before making optimizations.</text:span></text:p>
      <text:p text:style-name="P2"/>
      <text:p text:style-name="normal"><text:span text:style-name="T5">More specific reasons as to </text:span><text:span text:style-name="T4">why </text:span><text:span text:style-name="T5">I made certain design decisions are located either in the READMEs of the scripts, or within comments in the code.</text:span></text:p>
      <text:p text:style-name="P3"/>
      <text:p text:style-name="normal"><text:span text:style-name="T6">Sources</text:span></text:p>
      <text:p text:style-name="P1"/>
      <text:p text:style-name="normal"><text:span text:style-name="T4">The list of sites that I have used for research/inspiration whilst building these two scripts. Any code taken directly from a website is noted within the script itself with a link.</text:span></text:p>
      <text:p text:style-name="P6"/>
      <text:p text:style-name="normal"><text:span text:style-name="T7">Script 1</text:span><text:span text:style-name="T8"> </text:span></text:p>
      <text:p text:style-name="P8"/>
      <text:p text:style-name="P9"><text:soft-page-break/><text:span text:style-name="T9">Building PHP from source </text:span></text:p>
      <text:p text:style-name="P9"><text:a xlink:type="simple" xlink:href="https://itsfoss.com/install-software-from-source-code/" text:style-name="Default_20_Style" text:visited-style-name="Default_20_Style"><text:span text:style-name="T13">https://itsfoss.com/install-software-from-source-code/ </text:span></text:a><text:a xlink:type="simple" xlink:href="https://phpcodez.com/install-php-from-source-centos-linux/" text:style-name="Default_20_Style" text:visited-style-name="Default_20_Style"><text:span text:style-name="T13">https://phpcodez.com/install-php-from-source-centos-linux/ </text:span></text:a><text:a xlink:type="simple" xlink:href="https://www.sitepoint.com/run-multiple-versions-php-one-server/" text:style-name="Default_20_Style" text:visited-style-name="Default_20_Style"><text:span text:style-name="T13">https://www.sitepoint.com/run-multiple-versions-php-one-server/ </text:span></text:a><text:a xlink:type="simple" xlink:href="https://stackoverflow.com/questions/1911109/how-do-i-clone-a-specific-git-branch" text:style-name="Default_20_Style" text:visited-style-name="Default_20_Style"><text:span text:style-name="T13">https://stackoverflow.com/questions/1911109/how-do-i-clone-a-specific-git-branch </text:span></text:a><text:a xlink:type="simple" xlink:href="https://www.youtube.com/watch?v=GQRwcCFYhMA&amp;list=LL&amp;index=2" text:style-name="Default_20_Style" text:visited-style-name="Default_20_Style"><text:span text:style-name="T13">https://www.youtube.com/watch?v=GQRwcCFYhMA&amp;list=LL&amp;index=2 </text:span></text:a><text:a xlink:type="simple" xlink:href="https://github.com/php/php-src" text:style-name="Default_20_Style" text:visited-style-name="Default_20_Style"><text:span text:style-name="T13">https://github.com/php/php-src </text:span></text:a></text:p>
      <text:p text:style-name="P3"/>
      <text:p text:style-name="normal"><text:span text:style-name="T9">PEAR/PECL</text:span><text:span text:style-name="T10"> </text:span></text:p>
      <text:p text:style-name="P7"/>
      <text:p text:style-name="normal"><text:span text:style-name="T9">Installation</text:span><text:span text:style-name="T10"> </text:span></text:p>
      <text:p text:style-name="normal"><text:a xlink:type="simple" xlink:href="https://www.php.net/manual/en/install.pecl.php" text:style-name="Default_20_Style" text:visited-style-name="Default_20_Style"><text:span text:style-name="T13">https://www.php.net/manual/en/install.pecl.php </text:span></text:a><text:a xlink:type="simple" xlink:href="https://mediatemple.net/community/products/dv/204644340/installing-pecl-extensions" text:style-name="Default_20_Style" text:visited-style-name="Default_20_Style"><text:span text:style-name="T13">https://mediatemple.net/community/products/dv/204644340/installing-pecl-extensions https://pecl.php.net/packages.php </text:span></text:a><text:a xlink:type="simple" xlink:href="https://serverfault.com/questions/631479/how-to-install-an-older-version-of-a-pecl-package" text:style-name="Default_20_Style" text:visited-style-name="Default_20_Style"><text:span text:style-name="T13">https://serverfault.com/questions/631479/how-to-install-an-older-version-of-a-pecl-package </text:span></text:a></text:p>
      <text:p text:style-name="normal"><text:span text:style-name="T9">Configuration</text:span><text:span text:style-name="T10"> </text:span><text:a xlink:type="simple" xlink:href="https://pear.php.net/manual/en/guide.users.commandline.config.php" text:style-name="Default_20_Style" text:visited-style-name="Default_20_Style"><text:span text:style-name="T13">https://pear.php.net/manual/en/guide.users.commandline.config.php </text:span></text:a><text:span text:style-name="T9">Xdebug</text:span><text:span text:style-name="T10"> </text:span></text:p>
      <text:p text:style-name="normal"><text:a xlink:type="simple" xlink:href="https://xdebug.org/wizard" text:style-name="Default_20_Style" text:visited-style-name="Default_20_Style"><text:span text:style-name="T13">https://xdebug.org/wizard </text:span></text:a><text:a xlink:type="simple" xlink:href="http://ubuntuhowtoo.blogspot.com/2020/06/php-xdebug-multi-php-versions-in-server.html" text:style-name="Default_20_Style" text:visited-style-name="Default_20_Style"><text:span text:style-name="T13">http://ubuntuhowtoo.blogspot.com/2020/06/php-xdebug-multi-php-versions-in-server.html </text:span></text:a></text:p>
      <text:p text:style-name="P3"/>
      <text:p text:style-name="normal"><text:span text:style-name="T7">Script 2 </text:span></text:p>
      <text:p text:style-name="P5"/>
      <text:p text:style-name="normal"><text:span text:style-name="T9">Testing via PHP test suite </text:span><text:a xlink:type="simple" xlink:href="https://www.youtube.com/watch?v=5IS43vYUC20&amp;list=PLuO5XgHMVGLCt0rcgvQhpjJf6i4FcQwoI&amp;index=3" text:style-name="Default_20_Style" text:visited-style-name="Default_20_Style"><text:span text:style-name="T13">https://www.youtube.com/watch?v=5IS43vYUC20&amp;list=PLuO5XgHMVGLCt0rcgvQhpjJf6i4FcQwoI&amp;index=3 </text:span></text:a></text:p>
      <text:p text:style-name="P3"/>
      <text:p text:style-name="normal"><text:span text:style-name="T6">Further</text:span></text:p>
      <text:p text:style-name="P4"/>
      <text:p text:style-name="normal"><text:soft-page-break/><text:span text:style-name="T11">These scripts were made and tested specifically for CentOS8, as this operating system is a main requirement of M2mobi’s backend/data stack. As such, these scripts were not tested on other operating systems.</text:span></text:p>
      <text:p text:style-name="P3"/>
      <text:p text:style-name="normal"><text:span text:style-name="T11">The requirements not met:</text:span></text:p>
      <text:list xml:id="list2758841511" text:style-name="WWNum5">
        <text:list-item>
          <text:p text:style-name="P14"><text:span text:style-name="T11">Run install script concurrently (see README for reason)</text:span></text:p>
        </text:list-item>
        <text:list-item>
          <text:p text:style-name="P14"><text:span text:style-name="T11">Icinga2 check output on checking script</text:span></text:p>
        </text:list-item>
      </text:list>
      <text:p text:style-name="P3"/>
      <text:p text:style-name="normal"><text:span text:style-name="T11">I would like to thank for you giving me this interesting challenge, although I did not fully meet all your requirements I did give it my best effort and did enjoy it thorough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7T11:10:43.808881878</dc:date>
    <meta:editing-duration>PT1M4S</meta:editing-duration>
    <meta:editing-cycles>1</meta:editing-cycles>
    <meta:document-statistic meta:table-count="0" meta:image-count="0" meta:object-count="0" meta:page-count="4" meta:paragraph-count="33" meta:word-count="643" meta:character-count="4759" meta:non-whitespace-character-count="4144"/>
    <meta:generator>LibreOffice/7.1.0.3$Linux_X86_64 LibreOffice_project/10$Build-3</meta:generator>
  </office:meta>
</office:document-meta>
</file>